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8000000381BCFB112123D4B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shadow="visible" draw:shadow-offset-x="0cm" draw:shadow-offset-y="0.106cm" draw:shadow-color="#1c1c1c" draw:shadow-opacity="90%" loext:shadow-blur="0.353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183cm" svg:height="2.118cm" svg:x="0.167cm" svg:y="0.182cm">
          <draw:image xlink:href="Pictures/1000000100000038000000381BCFB112123D4B9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6-29T13:30:50.366048528</dc:date>
    <meta:editing-duration>PT7M16S</meta:editing-duration>
    <meta:editing-cycles>2</meta:editing-cycles>
    <meta:generator>LibreOffice/7.3.7.2$Linux_X86_64 LibreOffice_project/30$Build-2</meta:generator>
    <meta:document-statistic meta:object-count="1"/>
  </office:meta>
</office:document-meta>
</file>